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0.609cm"/>
    </style:style>
    <style:style style:name="Tabela1.B" style:family="table-column">
      <style:table-column-properties style:column-width="8.202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ndale Mono" fo:font-size="10pt" style:font-size-asian="10pt" style:font-size-complex="10pt"/>
    </style:style>
    <style:style style:name="P2" style:family="paragraph" style:parent-style-name="Table_20_Contents">
      <style:text-properties style:font-name="Andale Mono" fo:font-size="10pt" style:font-size-asian="10pt" style:font-size-complex="10pt"/>
    </style:style>
    <style:style style:name="P3" style:family="paragraph" style:parent-style-name="Table_20_Contents">
      <style:text-properties style:font-name="Andale Mono" fo:font-size="10pt" officeooo:rsid="0015f8a8" officeooo:paragraph-rsid="0015f8a8" style:font-size-asian="10pt" style:font-size-complex="10pt"/>
    </style:style>
    <style:style style:name="P4" style:family="paragraph" style:parent-style-name="Table_20_Contents">
      <style:text-properties style:font-name="Andale Mono" fo:font-size="10pt" officeooo:rsid="0015f8a8" officeooo:paragraph-rsid="00171352" style:font-size-asian="10pt" style:font-size-complex="10pt"/>
    </style:style>
    <style:style style:name="P5" style:family="paragraph" style:parent-style-name="Table_20_Contents">
      <style:text-properties style:font-name="Andale Mono" fo:font-size="10pt" officeooo:rsid="0015f8a8" officeooo:paragraph-rsid="00191dd8" style:font-size-asian="10pt" style:font-size-complex="10pt"/>
    </style:style>
    <style:style style:name="P6" style:family="paragraph" style:parent-style-name="Table_20_Contents">
      <style:text-properties style:font-name="Andale Mono" fo:font-size="10pt" officeooo:rsid="0015f8a8" officeooo:paragraph-rsid="001a0e8f" style:font-size-asian="10pt" style:font-size-complex="10pt"/>
    </style:style>
    <style:style style:name="P7" style:family="paragraph" style:parent-style-name="Table_20_Contents">
      <style:text-properties style:font-name="Andale Mono" fo:font-size="10pt" officeooo:paragraph-rsid="0015f8a8" style:font-size-asian="10pt" style:font-size-complex="10pt"/>
    </style:style>
    <style:style style:name="P8" style:family="paragraph" style:parent-style-name="Table_20_Contents">
      <style:text-properties style:font-name="Andale Mono" fo:font-size="10pt" officeooo:paragraph-rsid="00171352" style:font-size-asian="10pt" style:font-size-complex="10pt"/>
    </style:style>
    <style:style style:name="P9" style:family="paragraph" style:parent-style-name="Table_20_Contents">
      <style:text-properties style:font-name="Andale Mono" fo:font-size="10pt" officeooo:rsid="00171352" officeooo:paragraph-rsid="00171352" style:font-size-asian="10pt" style:font-size-complex="10pt"/>
    </style:style>
    <style:style style:name="P10" style:family="paragraph" style:parent-style-name="Table_20_Contents">
      <style:text-properties style:font-name="Andale Mono" fo:font-size="10pt" officeooo:rsid="00171352" officeooo:paragraph-rsid="00191dd8" style:font-size-asian="10pt" style:font-size-complex="10pt"/>
    </style:style>
    <style:style style:name="P11" style:family="paragraph" style:parent-style-name="Table_20_Contents">
      <style:text-properties style:font-name="Andale Mono" fo:font-size="10pt" officeooo:paragraph-rsid="00191dd8" style:font-size-asian="10pt" style:font-size-complex="10pt"/>
    </style:style>
    <style:style style:name="P12" style:family="paragraph" style:parent-style-name="Table_20_Contents">
      <style:text-properties style:font-name="Andale Mono" fo:font-size="10pt" officeooo:paragraph-rsid="001a0e8f" style:font-size-asian="10pt" style:font-size-complex="10pt"/>
    </style:style>
    <style:style style:name="P13" style:family="paragraph" style:parent-style-name="Table_20_Contents">
      <style:text-properties style:font-name="Andale Mono" fo:font-size="10pt" officeooo:paragraph-rsid="001a641d" style:font-size-asian="10pt" style:font-size-complex="10pt"/>
    </style:style>
    <style:style style:name="P14" style:family="paragraph" style:parent-style-name="Table_20_Contents">
      <style:paragraph-properties fo:text-align="start" style:justify-single-word="false" style:vertical-align="auto"/>
      <style:text-properties style:font-name="Andale Mono" fo:font-size="10pt" fo:font-weight="bold" style:font-size-asian="10pt" style:font-weight-asian="bold" style:font-size-complex="10pt" style:font-weight-complex="bold" style:text-rotation-angle="90" style:text-rotation-scale="line-height"/>
    </style:style>
    <style:style style:name="P15" style:family="paragraph" style:parent-style-name="Table_20_Contents">
      <style:paragraph-properties fo:text-align="start" style:justify-single-word="false" style:vertical-align="auto"/>
      <style:text-properties style:font-name="Andale Mono" fo:font-size="10pt" fo:font-weight="bold" officeooo:rsid="000c9376" officeooo:paragraph-rsid="000c9376" style:font-size-asian="10pt" style:font-weight-asian="bold" style:font-size-complex="10pt" style:font-weight-complex="bold" style:text-rotation-angle="90" style:text-rotation-scale="line-height"/>
    </style:style>
    <style:style style:name="P16" style:family="paragraph" style:parent-style-name="Table_20_Contents">
      <style:text-properties style:font-name="Andale Mono" fo:font-size="10pt" fo:font-weight="bold" officeooo:rsid="000c9376" officeooo:paragraph-rsid="000c9376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 style:vertical-align="auto"/>
      <style:text-properties style:font-name="Andale Mono" fo:font-size="10pt" fo:font-weight="bold" officeooo:rsid="001d6106" officeooo:paragraph-rsid="001d6106" style:font-size-asian="10pt" style:font-weight-asian="bold" style:font-size-complex="10pt" style:font-weight-complex="bold" style:text-rotation-angle="90" style:text-rotation-scale="line-height"/>
    </style:style>
    <style:style style:name="P18" style:family="paragraph" style:parent-style-name="Table_20_Contents">
      <style:text-properties style:font-name="Andale Mono" fo:font-size="10pt" officeooo:rsid="0015f8a8" officeooo:paragraph-rsid="001d6106" style:font-size-asian="10pt" style:font-size-complex="10pt"/>
    </style:style>
    <style:style style:name="P19" style:family="paragraph" style:parent-style-name="Table_20_Contents">
      <style:text-properties style:font-name="Andale Mono" fo:font-size="10pt" officeooo:paragraph-rsid="001d6106" style:font-size-asian="10pt" style:font-size-complex="10pt"/>
    </style:style>
    <style:style style:name="P20" style:family="paragraph" style:parent-style-name="Table_20_Contents">
      <style:text-properties style:font-name="Andale Mono" fo:font-size="10pt" officeooo:rsid="00171352" officeooo:paragraph-rsid="001d6106" style:font-size-asian="10pt" style:font-size-complex="10pt"/>
    </style:style>
    <style:style style:name="T1" style:family="text">
      <style:text-properties officeooo:rsid="000f219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5f8a8" style:font-weight-asian="bold" style:font-weight-complex="bold"/>
    </style:style>
    <style:style style:name="T4" style:family="text">
      <style:text-properties fo:font-weight="bold" officeooo:rsid="00171352" style:font-weight-asian="bold" style:font-weight-complex="bold"/>
    </style:style>
    <style:style style:name="T5" style:family="text">
      <style:text-properties fo:font-weight="bold" officeooo:rsid="00191dd8" style:font-weight-asian="bold" style:font-weight-complex="bold"/>
    </style:style>
    <style:style style:name="T6" style:family="text">
      <style:text-properties fo:font-weight="bold" officeooo:rsid="001d6106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f2190" style:font-weight-asian="normal" style:font-weight-complex="normal"/>
    </style:style>
    <style:style style:name="T9" style:family="text">
      <style:text-properties officeooo:rsid="0014f301"/>
    </style:style>
    <style:style style:name="T10" style:family="text">
      <style:text-properties officeooo:rsid="0015f8a8"/>
    </style:style>
    <style:style style:name="T11" style:family="text">
      <style:text-properties officeooo:rsid="00191dd8"/>
    </style:style>
    <style:style style:name="T12" style:family="text">
      <style:text-properties officeooo:rsid="001a0e8f"/>
    </style:style>
    <style:style style:name="T13" style:family="text">
      <style:text-properties officeooo:rsid="001a641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 table:number-columns-repeated="2"/>
        <table:table-row>
          <table:table-cell table:style-name="Tabela1.A1" office:value-type="string">
            <text:p text:style-name="P14"/>
          </table:table-cell>
          <table:table-cell table:style-name="Tabela1.A1" office:value-type="string">
            <text:p text:style-name="P16">REQUEST</text:p>
          </table:table-cell>
          <table:table-cell table:style-name="Tabela1.C1" office:value-type="string">
            <text:p text:style-name="P16">RESPONSE</text:p>
          </table:table-cell>
        </table:table-row>
        <table:table-row>
          <table:table-cell table:style-name="Tabela1.A2" office:value-type="string">
            <text:p text:style-name="P15">ERROR</text:p>
          </table:table-cell>
          <table:table-cell table:style-name="Tabela1.A2" office:value-type="string">
            <text:p text:style-name="P2"/>
          </table:table-cell>
          <table:table-cell table:style-name="Tabela1.C2" office:value-type="string">
            <text:p text:style-name="P2">{</text:p>
            <text:p text:style-name="P2"><text:s text:c="2"/>"action": "<text:span text:style-name="T1">unknown</text:span>",</text:p>
            <text:p text:style-name="P2"><text:s text:c="2"/>"status": "ERROR",</text:p>
            <text:p text:style-name="P2"><text:s text:c="2"/>"code": <text:span text:style-name="T1">255</text:span>,</text:p>
            <text:p text:style-name="P2"><text:s text:c="2"/>"message": "<text:span text:style-name="T1">Unknown error</text:span>"</text:p>
            <text:p text:style-name="P2">}</text:p>
          </table:table-cell>
        </table:table-row>
        <table:table-row>
          <table:table-cell table:style-name="Tabela1.A2" office:value-type="string">
            <text:p text:style-name="P15">TABLE LIST</text:p>
          </table:table-cell>
          <table:table-cell table:style-name="Tabela1.A2" office:value-type="string">
            <text:p text:style-name="P2">{</text:p>
            <text:p text:style-name="P2"><text:s text:c="2"/>"_z0": "d512062959c1...",</text:p>
            <text:p text:style-name="P2"><text:s text:c="2"/>"_z1": "14a80769678a...",</text:p>
            <text:p text:style-name="P2"><text:s text:c="2"/><text:span text:style-name="T7">"table": "</text:span><text:span text:style-name="T8">clientes</text:span><text:span text:style-name="T7">",</text:span></text:p>
            <text:p text:style-name="P2"><text:s text:c="2"/><text:span text:style-name="T2">"action": "table-list",</text:span></text:p>
            <text:p text:style-name="P2"><text:s text:c="2"/><text:span text:style-name="T7">"page": 1,</text:span></text:p>
            <text:p text:style-name="P2"><text:s text:c="2"/><text:span text:style-name="T7">"start": 1,</text:span></text:p>
            <text:p text:style-name="P2"><text:s text:c="2"/><text:span text:style-name="T7">"limit": 10,</text:span></text:p>
            <text:p text:style-name="P2"><text:s text:c="2"/><text:span text:style-name="T7">"order": "id",</text:span></text:p>
            <text:p text:style-name="P2"><text:s text:c="2"/><text:span text:style-name="T7">"dir": "asc"</text:span></text:p>
            <text:p text:style-name="P2">}</text:p>
          </table:table-cell>
          <table:table-cell table:style-name="Tabela1.C2" office:value-type="string">
            <text:p text:style-name="P2">{</text:p>
            <text:p text:style-name="P2"><text:s text:c="2"/><text:span text:style-name="T2">"action": "table-list",</text:span></text:p>
            <text:p text:style-name="P2"><text:s text:c="2"/>"status": "OK",</text:p>
            <text:p text:style-name="P2"><text:s text:c="2"/>"code": 0,</text:p>
            <text:p text:style-name="P2"><text:s text:c="2"/>"total": 2<text:span text:style-name="T9">33</text:span>,</text:p>
            <text:p text:style-name="P2"><text:s text:c="2"/>"data": [{...}, {...}, {...}]</text:p>
            <text:p text:style-name="P2">}</text:p>
          </table:table-cell>
        </table:table-row>
        <table:table-row>
          <table:table-cell table:style-name="Tabela1.A2" office:value-type="string">
            <text:p text:style-name="P15">TABLE SEARCH</text:p>
          </table:table-cell>
          <table:table-cell table:style-name="Tabela1.A2" office:value-type="string">
            <text:p text:style-name="P2">{</text:p>
            <text:p text:style-name="P2"><text:s text:c="2"/>"_z0": "d512062959c1...",</text:p>
            <text:p text:style-name="P2"><text:s text:c="2"/>"_z1": "14a80769678a...",</text:p>
            <text:p text:style-name="P2"><text:s text:c="2"/><text:span text:style-name="T7">"table": "clientes",</text:span></text:p>
            <text:p text:style-name="P2"><text:s text:c="2"/><text:span text:style-name="T2">"action": "table-search",</text:span></text:p>
            <text:p text:style-name="P2"><text:s text:c="2"/><text:span text:style-name="T7">"query": "nome"</text:span></text:p>
            <text:p text:style-name="P2">}</text:p>
          </table:table-cell>
          <table:table-cell table:style-name="Tabela1.C2" office:value-type="string">
            <text:p text:style-name="P2">{</text:p>
            <text:p text:style-name="P2"><text:s text:c="2"/><text:span text:style-name="T2">"action": "table-search",</text:span></text:p>
            <text:p text:style-name="P2"><text:s text:c="2"/>"status": "OK",</text:p>
            <text:p text:style-name="P2"><text:s text:c="2"/>"code": 0,</text:p>
            <text:p text:style-name="P2"><text:s text:c="2"/>"total": 278,</text:p>
            <text:p text:style-name="P2"><text:s text:c="2"/>"data": [{...}, {...}, {...}]</text:p>
            <text:p text:style-name="P2">}</text:p>
          </table:table-cell>
        </table:table-row>
        <table:table-row>
          <table:table-cell table:style-name="Tabela1.A2" office:value-type="string">
            <text:p text:style-name="P15">CRUD READ</text:p>
          </table:table-cell>
          <table:table-cell table:style-name="Tabela1.A2" office:value-type="string">
            <text:p text:style-name="P2">{</text:p>
            <text:p text:style-name="P2"><text:s text:c="2"/>"_z0": "d512062959c1...",</text:p>
            <text:p text:style-name="P2"><text:s text:c="2"/>"_z1": "14a80769678a...",</text:p>
            <text:p text:style-name="P2"><text:s text:c="2"/><text:span text:style-name="T7">"table": "clientes",</text:span></text:p>
            <text:p text:style-name="P2"><text:s text:c="2"/><text:span text:style-name="T2">"action": "crud-read",</text:span></text:p>
            <text:p text:style-name="P2"><text:s text:c="2"/>"id": 5</text:p>
            <text:p text:style-name="P2">}</text:p>
          </table:table-cell>
          <table:table-cell table:style-name="Tabela1.C2" office:value-type="string">
            <text:p text:style-name="P2">{</text:p>
            <text:p text:style-name="P2"><text:s text:c="2"/><text:span text:style-name="T2">"action": "crud-read",</text:span></text:p>
            <text:p text:style-name="P2"><text:s text:c="2"/>"status": "OK",</text:p>
            <text:p text:style-name="P2"><text:s text:c="2"/>"code": 0,</text:p>
            <text:p text:style-name="P2"><text:s text:c="2"/>"data": {...}</text:p>
            <text:p text:style-name="P2">}</text:p>
          </table:table-cell>
        </table:table-row>
        <table:table-row>
          <table:table-cell table:style-name="Tabela1.A2" office:value-type="string">
            <text:p text:style-name="P15">CRUD CREATE</text:p>
          </table:table-cell>
          <table:table-cell table:style-name="Tabela1.A2" office:value-type="string">
            <text:p text:style-name="P2">{</text:p>
            <text:p text:style-name="P2"><text:s text:c="2"/>"_z0": "d512062959c1...",</text:p>
            <text:p text:style-name="P2"><text:s text:c="2"/>"_z1": "14a80769678a...",</text:p>
            <text:p text:style-name="P2"><text:s text:c="2"/><text:span text:style-name="T7">"table": "clientes",</text:span></text:p>
            <text:p text:style-name="P2"><text:s text:c="2"/><text:span text:style-name="T2">"action": "crud-create",</text:span></text:p>
            <text:p text:style-name="P2"><text:s text:c="2"/>"data": {...}</text:p>
            <text:p text:style-name="P2">}</text:p>
          </table:table-cell>
          <table:table-cell table:style-name="Tabela1.C2" office:value-type="string">
            <text:p text:style-name="P2">{</text:p>
            <text:p text:style-name="P2"><text:s text:c="2"/><text:span text:style-name="T2">"action": "crud-create",</text:span></text:p>
            <text:p text:style-name="P2"><text:s text:c="2"/>"status": "OK",</text:p>
            <text:p text:style-name="P2"><text:s text:c="2"/>"code": 0</text:p>
            <text:p text:style-name="P2">}</text:p>
          </table:table-cell>
        </table:table-row>
        <table:table-row>
          <table:table-cell table:style-name="Tabela1.A2" office:value-type="string">
            <text:p text:style-name="P15">CRUD UPDATE</text:p>
          </table:table-cell>
          <table:table-cell table:style-name="Tabela1.A2" office:value-type="string">
            <text:p text:style-name="P2">{</text:p>
            <text:p text:style-name="P2"><text:s text:c="2"/>"_z0": "d512062959c1...",</text:p>
            <text:p text:style-name="P2"><text:s text:c="2"/>"_z1": "14a80769678a...",</text:p>
            <text:p text:style-name="P2"><text:s text:c="2"/><text:span text:style-name="T7">"table": "clientes",</text:span></text:p>
            <text:p text:style-name="P2"><text:s text:c="2"/><text:span text:style-name="T2">"action": "crud-update",</text:span></text:p>
            <text:p text:style-name="P2"><text:s text:c="2"/>"id": 22,</text:p>
            <text:p text:style-name="P2"><text:s text:c="2"/>"data": {...}</text:p>
            <text:p text:style-name="P2">}</text:p>
          </table:table-cell>
          <table:table-cell table:style-name="Tabela1.C2" office:value-type="string">
            <text:p text:style-name="P2">{</text:p>
            <text:p text:style-name="P2"><text:s text:c="2"/><text:span text:style-name="T2">"action": "crud-update",</text:span></text:p>
            <text:p text:style-name="P2"><text:s text:c="2"/>"status": "OK",</text:p>
            <text:p text:style-name="P2"><text:s text:c="2"/>"code": 0</text:p>
            <text:p text:style-name="P2">}</text:p>
          </table:table-cell>
        </table:table-row>
        <table:table-row>
          <table:table-cell table:style-name="Tabela1.A2" office:value-type="string">
            <text:p text:style-name="P15">CRUD DELETE</text:p>
          </table:table-cell>
          <table:table-cell table:style-name="Tabela1.A2" office:value-type="string">
            <text:p text:style-name="P2">{</text:p>
            <text:p text:style-name="P2"><text:s text:c="2"/>"_z0": "d512062959c1...",</text:p>
            <text:p text:style-name="P2"><text:s text:c="2"/>"_z1": "14a80769678a...",</text:p>
            <text:p text:style-name="P2"><text:s text:c="2"/><text:span text:style-name="T7">"table": "clientes",</text:span></text:p>
            <text:p text:style-name="P2"><text:s text:c="2"/><text:span text:style-name="T2">"action": "crud-delete",</text:span></text:p>
            <text:p text:style-name="P2"><text:s text:c="2"/>"id": 81</text:p>
            <text:p text:style-name="P2">}</text:p>
          </table:table-cell>
          <table:table-cell table:style-name="Tabela1.C2" office:value-type="string">
            <text:p text:style-name="P2">{</text:p>
            <text:p text:style-name="P2"><text:s text:c="2"/><text:span text:style-name="T2">"action": "crud-delete",</text:span></text:p>
            <text:p text:style-name="P2"><text:s text:c="2"/>"status": "OK",</text:p>
            <text:p text:style-name="P2"><text:s text:c="2"/>"code": 0</text:p>
            <text:p text:style-name="P2">}</text:p>
          </table:table-cell>
        </table:table-row>
        <text:soft-page-break/>
        <table:table-row>
          <table:table-cell table:style-name="Tabela1.A2" office:value-type="string">
            <text:p text:style-name="P15">AUTH LOGON</text:p>
          </table:table-cell>
          <table:table-cell table:style-name="Tabela1.A2" office:value-type="string">
            <text:p text:style-name="P7">{</text:p>
            <text:p text:style-name="P8"><text:s text:c="2"/><text:span text:style-name="T2">"action": "</text:span><text:span text:style-name="T3">auth-logon</text:span><text:span text:style-name="T2">",</text:span></text:p>
            <text:p text:style-name="P7"><text:s text:c="2"/>"_<text:span text:style-name="T10">h0</text:span>": "f673720b6010...",</text:p>
            <text:p text:style-name="P7"><text:s text:c="2"/>"_<text:span text:style-name="T10">h1</text:span>": "4629e8659e98..."</text:p>
            <text:p text:style-name="P3">}</text:p>
          </table:table-cell>
          <table:table-cell table:style-name="Tabela1.C2" office:value-type="string">
            <text:p text:style-name="P7">{</text:p>
            <text:p text:style-name="P7"><text:s text:c="2"/><text:span text:style-name="T2">"action": "</text:span><text:span text:style-name="T3">auth-logon</text:span><text:span text:style-name="T2">",</text:span></text:p>
            <text:p text:style-name="P7"><text:s text:c="2"/>"status": "OK",</text:p>
            <text:p text:style-name="P7"><text:s text:c="2"/>"code": 0,</text:p>
            <text:p text:style-name="P7"><text:s text:c="2"/>"_z0": "d512062959c1...",</text:p>
            <text:p text:style-name="P7"><text:s text:c="2"/>"_z1": "14a80769678a..."</text:p>
            <text:p text:style-name="P7">}</text:p>
          </table:table-cell>
        </table:table-row>
        <table:table-row>
          <table:table-cell table:style-name="Tabela1.A2" office:value-type="string">
            <text:p text:style-name="P17">AUTH LOGOFF</text:p>
          </table:table-cell>
          <table:table-cell table:style-name="Tabela1.A2" office:value-type="string">
            <text:p text:style-name="P19">{</text:p>
            <text:p text:style-name="P19"><text:s text:c="2"/>"_z0": "d512062959c1...",</text:p>
            <text:p text:style-name="P19"><text:s text:c="2"/>"_z1": "14a80769678a...",</text:p>
            <text:p text:style-name="P19"><text:s text:c="2"/><text:span text:style-name="T2">"action": "</text:span><text:span text:style-name="T3">auth-</text:span><text:span text:style-name="T6">logoff</text:span><text:span text:style-name="T2">"</text:span></text:p>
            <text:p text:style-name="P18">}</text:p>
          </table:table-cell>
          <table:table-cell table:style-name="Tabela1.C2" office:value-type="string">
            <text:p text:style-name="P19">{</text:p>
            <text:p text:style-name="P19"><text:s text:c="2"/><text:span text:style-name="T2">"action": "</text:span><text:span text:style-name="T3">auth-</text:span><text:span text:style-name="T6">logoff</text:span><text:span text:style-name="T2">",</text:span></text:p>
            <text:p text:style-name="P19"><text:s text:c="2"/>"status": "OK",</text:p>
            <text:p text:style-name="P19"><text:s text:c="2"/>"code": 0</text:p>
            <text:p text:style-name="P20">}</text:p>
          </table:table-cell>
        </table:table-row>
        <table:table-row>
          <table:table-cell table:style-name="Tabela1.A2" office:value-type="string">
            <text:p text:style-name="P15">AUTH UPDATE</text:p>
          </table:table-cell>
          <table:table-cell table:style-name="Tabela1.A2" office:value-type="string">
            <text:p text:style-name="P8">{</text:p>
            <text:p text:style-name="P8"><text:s text:c="2"/>"_z0": "d512062959c1...",</text:p>
            <text:p text:style-name="P8"><text:s text:c="2"/>"_z1": "14a80769678a...",</text:p>
            <text:p text:style-name="P8"><text:s text:c="2"/><text:span text:style-name="T2">"action": "</text:span><text:span text:style-name="T3">auth-</text:span><text:span text:style-name="T4">update</text:span><text:span text:style-name="T2">",</text:span></text:p>
            <text:p text:style-name="P8"><text:s text:c="2"/>"_<text:span text:style-name="T10">h1</text:span>": "4629e8659e98...",</text:p>
            <text:p text:style-name="P8"><text:s text:c="2"/>"_<text:span text:style-name="T10">h2</text:span>": "fa6eec192d40..."</text:p>
            <text:p text:style-name="P4">}</text:p>
          </table:table-cell>
          <table:table-cell table:style-name="Tabela1.C2" office:value-type="string">
            <text:p text:style-name="P8">{</text:p>
            <text:p text:style-name="P8"><text:s text:c="2"/><text:span text:style-name="T2">"action": "</text:span><text:span text:style-name="T3">auth-</text:span><text:span text:style-name="T4">update</text:span><text:span text:style-name="T2">",</text:span></text:p>
            <text:p text:style-name="P8"><text:s text:c="2"/>"status": "OK",</text:p>
            <text:p text:style-name="P8"><text:s text:c="2"/>"code": 0</text:p>
            <text:p text:style-name="P9">}</text:p>
          </table:table-cell>
        </table:table-row>
        <table:table-row>
          <table:table-cell table:style-name="Tabela1.A2" office:value-type="string">
            <text:p text:style-name="P15">LOG READ</text:p>
          </table:table-cell>
          <table:table-cell table:style-name="Tabela1.A2" office:value-type="string">
            <text:p text:style-name="P11">{</text:p>
            <text:p text:style-name="P11"><text:s text:c="2"/>"_z0": "d512062959c1...",</text:p>
            <text:p text:style-name="P11"><text:s text:c="2"/>"_z1": "14a80769678a...",</text:p>
            <text:p text:style-name="P13"><text:s text:c="2"/><text:span text:style-name="T2">"action": "</text:span><text:span text:style-name="T5">log-read</text:span><text:span text:style-name="T2">",</text:span></text:p>
            <text:p text:style-name="P11"><text:s text:c="2"/>"<text:span text:style-name="T11">from</text:span>": 1<text:span text:style-name="T13">2</text:span>03<text:span text:style-name="T13">4</text:span>729<text:span text:style-name="T13">2</text:span>0,</text:p>
            <text:p text:style-name="P11"><text:s text:c="2"/>"<text:span text:style-name="T11">to</text:span>": 1603372940</text:p>
            <text:p text:style-name="P5">}</text:p>
          </table:table-cell>
          <table:table-cell table:style-name="Tabela1.C2" office:value-type="string">
            <text:p text:style-name="P11">{</text:p>
            <text:p text:style-name="P11"><text:s text:c="2"/><text:span text:style-name="T2">"action": "</text:span><text:span text:style-name="T5">log-read</text:span><text:span text:style-name="T2">",</text:span></text:p>
            <text:p text:style-name="P11"><text:s text:c="2"/>"status": "OK",</text:p>
            <text:p text:style-name="P11"><text:s text:c="2"/>"code": 0,</text:p>
            <text:p text:style-name="P11"><text:s text:c="2"/>"data": [{...}, {...}, {...}]</text:p>
            <text:p text:style-name="P11">}</text:p>
          </table:table-cell>
        </table:table-row>
        <table:table-row>
          <table:table-cell table:style-name="Tabela1.A2" office:value-type="string">
            <text:p text:style-name="P15">CONFIG READ</text:p>
          </table:table-cell>
          <table:table-cell table:style-name="Tabela1.A2" office:value-type="string">
            <text:p text:style-name="P12">{</text:p>
            <text:p text:style-name="P12"><text:s text:c="2"/>"_z0": "d512062959c1...",</text:p>
            <text:p text:style-name="P12"><text:s text:c="2"/>"_z1": "14a80769678a...",</text:p>
            <text:p text:style-name="P12"><text:s text:c="2"/><text:span text:style-name="T2">"action": "</text:span><text:span text:style-name="T5">config</text:span><text:span text:style-name="T4">-read</text:span><text:span text:style-name="T2">"</text:span></text:p>
            <text:p text:style-name="P6">}</text:p>
          </table:table-cell>
          <table:table-cell table:style-name="Tabela1.C2" office:value-type="string">
            <text:p text:style-name="P11">{</text:p>
            <text:p text:style-name="P11"><text:s text:c="2"/><text:span text:style-name="T2">"action": "</text:span><text:span text:style-name="T5">config</text:span><text:span text:style-name="T2">-read",</text:span></text:p>
            <text:p text:style-name="P11"><text:s text:c="2"/>"status": "OK",</text:p>
            <text:p text:style-name="P11"><text:s text:c="2"/>"code": 0,</text:p>
            <text:p text:style-name="P11"><text:s text:c="2"/>"data": {...}</text:p>
            <text:p text:style-name="P11">}</text:p>
          </table:table-cell>
        </table:table-row>
        <table:table-row>
          <table:table-cell table:style-name="Tabela1.A2" office:value-type="string">
            <text:p text:style-name="P15">CONFIG UPDATE</text:p>
          </table:table-cell>
          <table:table-cell table:style-name="Tabela1.A2" office:value-type="string">
            <text:p text:style-name="P12">{</text:p>
            <text:p text:style-name="P12"><text:s text:c="2"/>"_z0": "d512062959c1...",</text:p>
            <text:p text:style-name="P12"><text:s text:c="2"/>"_z1": "14a80769678a...",</text:p>
            <text:p text:style-name="P12"><text:s text:c="2"/><text:span text:style-name="T2">"action": "</text:span><text:span text:style-name="T5">config</text:span><text:span text:style-name="T3">-</text:span><text:span text:style-name="T4">update</text:span><text:span text:style-name="T2">",</text:span></text:p>
            <text:p text:style-name="P12"><text:s text:c="2"/>"<text:span text:style-name="T12">data</text:span>": <text:span text:style-name="T12">{...}</text:span></text:p>
            <text:p text:style-name="P6">}</text:p>
          </table:table-cell>
          <table:table-cell table:style-name="Tabela1.C2" office:value-type="string">
            <text:p text:style-name="P11">{</text:p>
            <text:p text:style-name="P11"><text:s text:c="2"/><text:span text:style-name="T2">"action": "</text:span><text:span text:style-name="T5">config</text:span><text:span text:style-name="T3">-</text:span><text:span text:style-name="T4">update</text:span><text:span text:style-name="T2">",</text:span></text:p>
            <text:p text:style-name="P11"><text:s text:c="2"/>"status": "OK",</text:p>
            <text:p text:style-name="P11"><text:s text:c="2"/>"code": 0</text:p>
            <text:p text:style-name="P10">}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2T09:05:06.703006895</meta:creation-date>
    <dc:date>2020-10-22T11:54:10.546895710</dc:date>
    <meta:editing-duration>PT1H32M27S</meta:editing-duration>
    <meta:editing-cycles>14</meta:editing-cycles>
    <meta:generator>LibreOffice/6.1.5.2$Linux_X86_64 LibreOffice_project/10$Build-2</meta:generator>
    <meta:print-date>2020-10-22T11:22:01.164885740</meta:print-date>
    <meta:document-statistic meta:table-count="1" meta:image-count="0" meta:object-count="0" meta:page-count="2" meta:paragraph-count="172" meta:word-count="298" meta:character-count="2476" meta:non-whitespace-character-count="2136"/>
  </office:meta>
</office:document-meta>
</file>